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T Serif" svg:font-family="'PT Serif', serif"/>
  </office:font-face-decls>
  <office:automatic-styles>
    <style:style style:name="P1" style:family="paragraph" style:parent-style-name="Standard">
      <style:paragraph-properties fo:text-align="center" style:justify-single-word="false"/>
      <style:text-properties style:font-name="Calibri" fo:font-size="20pt" fo:font-weight="bold" officeooo:rsid="001f4d29" officeooo:paragraph-rsid="001f4d29"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Calibri" fo:font-size="12pt" fo:font-weight="normal" officeooo:rsid="001f4d29" officeooo:paragraph-rsid="001f4d29" style:font-size-asian="10.5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style:font-name="Calibri" fo:font-size="12pt" fo:font-weight="normal" officeooo:rsid="001f4d29" officeooo:paragraph-rsid="001f4d2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Calibri" fo:font-size="12pt" fo:font-weight="normal" officeooo:rsid="001ff6e2" officeooo:paragraph-rsid="0021951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font-weight="normal" officeooo:rsid="0020d4f9" officeooo:paragraph-rsid="0020d4f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21951f" officeooo:paragraph-rsid="0021951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22569c" officeooo:paragraph-rsid="0022569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23dfdc" officeooo:paragraph-rsid="0023dfd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25d960" officeooo:paragraph-rsid="0025d960"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style:font-name="Calibri" fo:font-size="12pt" fo:font-weight="normal" officeooo:rsid="0025d960" officeooo:paragraph-rsid="0025d96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2754e8" officeooo:paragraph-rsid="002754e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2754e8" officeooo:paragraph-rsid="00295612"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2782b3" officeooo:paragraph-rsid="002782b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295612" officeooo:paragraph-rsid="00295612" style:font-size-asian="10.5pt" style:font-weight-asian="normal" style:font-size-complex="12pt" style:font-weight-complex="normal"/>
    </style:style>
    <style:style style:name="T1" style:family="text">
      <style:text-properties officeooo:rsid="0020d4f9"/>
    </style:style>
    <style:style style:name="T2" style:family="text">
      <style:text-properties officeooo:rsid="0021951f"/>
    </style:style>
    <style:style style:name="T3" style:family="text">
      <style:text-properties officeooo:rsid="0025d960"/>
    </style:style>
    <style:style style:name="T4" style:family="text">
      <style:text-properties officeooo:rsid="002754e8"/>
    </style:style>
    <style:style style:name="T5" style:family="text">
      <style:text-properties officeooo:rsid="002782b3"/>
    </style:style>
    <style:style style:name="T6" style:family="text">
      <style:text-properties officeooo:rsid="00295612"/>
    </style:style>
    <style:style style:name="T7" style:family="text">
      <style:text-properties officeooo:rsid="002b5478"/>
    </style:style>
    <style:style style:name="T8" style:family="text">
      <style:text-properties officeooo:rsid="002ca7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F résumé défi</text:p>
      <text:p text:style-name="P1"/>
      <text:p text:style-name="P2"/>
      <text:p text:style-name="P2">Pour les premières sessions de requêtes (jusqu’à la 6ème semaine environ), on a fait de l’aléatoire total afin d’avoir une base de données suffisamment conséquente et pouvoir ainsi explorer les premières features importantes de notre dataset.</text:p>
      <text:p text:style-name="P2"/>
      <text:p text:style-name="P2">Une fois la première vague de données recueillie (ie, la première semaine de requêtes), nous avons fait tourner « naïvement » des algos de machine learning (random forest, MLP, Xgboost) afin d’avoir une première idée des performances du modèle sans aucun feature engineering préalable. On obtenait un MSE autour des 130, ce qui est évidemment assez mauvais.</text:p>
      <text:p text:style-name="P2"/>
      <text:p text:style-name="P2">Au lieu de chercher immédiatement à tuner les paramètres et hyperparamètres des algos de machine learning (qui, de doute façon, ne nous aurait pas permis de progresser énormément), on a préféré s’intéresser de plus près aux variables. On a commencé par intégrer les métavariables disponibles sur Kaggle à notre dataset afin de pouvoir étudier l’influence de ces métavariables sur les sorties du modèle. On a une nouvelle fois entraîné naïvement un modèle ML sur notre nouvelle BDD (plus complète), et obtenu des résultats sensiblement similaires au premier (autour des 125-130). On a alors décidé de regarder plus précisément l’impact de chacune des variables sur le prix.</text:p>
      <text:p text:style-name="P2">En particulier, pour les variables qualitatives (on avait l’intuition qu’elles nous poseraient le plus de problèmes), on a tracé des boxplots du prix en fonction de chacune des modalités et remarqué certaines choses :</text:p>
      <text:p text:style-name="P2"/>
      <text:list text:style-name="L1">
        <text:list-item>
          <text:p text:style-name="P3">les variables <text:span text:style-name="T1">langage</text:span>, <text:span text:style-name="T1">pool</text:span>, <text:span text:style-name="T1">children</text:span>, …, ont un prix variant très peu selon la modalité (boxplots assez similaires). Par rapport à notre BDD, ces variables ne sont donc pas censées avoir un impact important sur le prix affiché lorsque l’on entraîne notre modèle.</text:p>
          <text:p text:style-name="P3"/>
        </text:list-item>
        <text:list-item>
          <text:p text:style-name="P3">les variables <text:span text:style-name="T1">brand</text:span>, <text:span text:style-name="T1">city</text:span>, ?, …, présentent des boxplots beaucoup plus différents selon la modalité. On peut donc raisonnablement penser que ces variables ont une influence assez marquée sur le prix en sortie.</text:p>
        </text:list-item>
      </text:list>
      <text:p text:style-name="P2"/>
      <text:p text:style-name="P5">Pour confirmer ces impressions obtenues avec une simple analyse statistique exploratoire, on a lancé un algorithme de features importance sur notre BDD complète (qui a été particulièrement long à tourner à cause du nombre de données), qui nous donnait sensiblement les mêmes observations qu’avec l’analyse exploratoire.</text:p>
      <text:p text:style-name="P4">On a alors construit une BDD en fonction des résultats précédents : en particulier, on a enlevé les variables qualitatives ne semblant avoir aucun impact sur le prix et gardé les autres. Une fois encore, le MSE était décevant (toujours aux alentours des 125). <text:s/></text:p>
      <text:p text:style-name="P4"/>
      <text:p text:style-name="P4"><text:span text:style-name="T2">On a pensé que ça pouvait être dû au fait que les variables qualitatives que l’on avait gardées présentaient trop de modalités différentes. Plutôt que de les garder telles qu’elles dans la BDD, on a cherché à « recatégoriser » les modalités : par exemple, pour la marque, on a créé des métamodalités telles que « luxe, haut de gamme, milieu de gamme, bas de gamme » pour ne garder que 4 modalités au lieu d’une dizaine. Chaque modalité a été répartie dans une nouvelle métamodalité en fonction de la position de son boxplot (sur le graphe prix / modalité de la variable). Même après avoir arrangé les variables qualitatives, on obtenait toujours un MSE autour de 120 …</text:span></text:p>
      <text:p text:style-name="P4"/>
      <text:p text:style-name="P6"><text:soft-page-break/>On a alors radicalement changé de point de vue et été beaucoup plus radicaux dans notre choix de variables à conserver. On est partis du principe que les métavariables n’apportaient pas grand-chose (voire rien) au modèle ML à partir du moment où l’on disposait de la variable « hôtel ID ». En effet, hôtel ID permet de synthétiser toutes ces infos complémentaires. Mieux vaut garder une seule variable synthétique plutôt que 6-7 variables très spécifiques, qui n’apportent visiblement pas grand-chose au modèle. Pour chaque hôtel ID, on lui a associé son prix moyen (avec une moyenne calculée sur toute la BDD) et on l’a stocké dans une nouvelle variable quantitative : « hotel_price ». <text:s/>Cette fois, le MSE était bien meilleur, aux alentours de 26.</text:p>
      <text:p text:style-name="P6"/>
      <text:p text:style-name="P7">En discutant avec d’autres groupes d’étudiants, on s’est alors rendus compte que le « merge » que l’on utilisait pour construire notre base de données à partir des requêtes ne faisait pas ce que l’on croyait. En effet, le « merge » par défaut de Python trie les données à merger, ce que l’on ne veut surtout pas dans notre cas. Au final, on a compris que nos modèles précédents (hormis celui qui ne contenait qu’hotel_ID et hotel_price) ne fonctionnaient pas très bien justement à cause du merge ; c’est comme si on prédisait au hasard le prix des hôtels … Et c’est donc pour cela que le modèle extrêmement simpliste marche beaucoup mieux ; avec la moyenne, on est sûrs de prédire assez bien le prix de chaque hôtel. Malheureusement, ce n’est quand même pas suffisant pour avoir un résultat assez satisfaisant. <text:s/></text:p>
      <text:p text:style-name="P7"/>
      <text:p text:style-name="P8">Une fois le problème du merge résolu, on a reçu une indication selon laquelle il faudrait regarder plus précisément le jeu de test et le comparer à la BDD que l’on avait construite au fil des semaines. On s’est alors rendu compte d’un important problème : la BDD test n’est en réalité focalisée que sur une petite partie de toutes les combinaisons de variables possibles. Par exemple, <text:s text:c="2"/><text:span text:style-name="T7">1000 hôtels peuvent être obtenus en sortie de requête</text:span>, mais la BDD test n’en contient qu’environ 200 … On a alors fait tourner un RF de classification qui, pour une ligne de données, <text:span text:style-name="T8">la classifie comme</text:span> appart<text:span text:style-name="T8">ena</text:span>nt à la BDD d’entraînement ou à la BDD de test. <text:span text:style-name="T3">On a obtenu un AUC proche de 0.98 : l’algo arrive donc très bien à déterminer si une donnée appartient au train ou au test, ce qui n’est absolument pas désirable dans le cadre du défi.</text:span></text:p>
      <text:p text:style-name="P8"/>
      <text:p text:style-name="P9">Afin de se rapprocher le plus possible des 0.5 d’AUC, on a décidé de requêter plus « intelligemment » qu’avec de l’aléatoire. Plus précisément, <text:span text:style-name="T8">on a fait en sorte de requêter tel que chaque variable ait la même distribution que dans le jeu de test. </text:span>Ainsi, cela devrait pouvoir garantir à notre BDD train de ressembler beaucoup plus à la BDD test, et donc d’avoir de meilleurs résultats en terme de MSE. Toutefois, sur les quelques ??? lignes de données récupérées grâce à ces requêtes, seules environ 12000 concernent les hôtels qui sont dans la BDD test. Plutôt que de conserver les lignes superflues (ie qui ne concernent pas les hôtels du test), on a préféré garder uniquement ces 12000 lignes et entraîner un modèle dessus. On a voulu garder la même idée que la prédiction par la moyenne que l’on avait précédemment testée (et qui obtenait de loin les meilleurs résultats). Toutefois, avant de soumettre ces résultats-là, on a corrigé le biais que l’on savait exister dans nos données. En effet, pour les hôtels ayant beaucoup de données, le fait de prédire par la moyenne ne pose pas de problème (on peut en particulier appliquer la LGN et voir que l’estimateur converge vers l’espérance – dans notre cas, la moyenne). En revanche, pour les hôtels ayant relativement peu de données, la LGN n’est plus applicable, et la moyenne n’est pas nécessairement un bon prédicteur. En faisant quelques recherches, on a décidé de se tourner vers un<text:span text:style-name="T4">e fonction de smoothing</text:span> pour pallier à ce biais : on lisse la moyenne en incluant le prix moyen de tous les hôtels du jeu de test. En d’autres termes :</text:p>
      <text:p text:style-name="P9"/>
      <text:list xml:id="list764437906" text:style-name="L2">
        <text:list-item>
          <text:p text:style-name="P10">s’il n’y a pas suffisamment de données pour un hôtel, on met davantage de poids sur la moyenne globale des hôtels du jeu de test</text:p>
        </text:list-item>
        <text:list-item>
          <text:p text:style-name="P10"><text:soft-page-break/>s’il y a suffisamment de données pour un hôtel, la LGN peut s’appliquer et on peut donc prédire sans problème par la moyenne « locale » de cet hôtel.</text:p>
        </text:list-item>
      </text:list>
      <text:p text:style-name="P9"/>
      <text:p text:style-name="P12">Une fois le smoothing appliqué, on a lancé une soumission (en entraînant le modèle sur la BDD de 12000 lignes ayant une bonne distribution) … et obtenu 48 de MSE. <text:span text:style-name="T5">On ne comprend pas très bien pourquoi le résultat est si mauvais (on avait pourtant suivi les conseils d’Adil et appliqué les méthodes qu’il nous avait indiquées). La BDD de train est peut-être trop limite en terme de taille, mais comme on prédit par une moyenne lissée, cela ne devrait pas poser trop de problèmes … </text:span></text:p>
      <text:p text:style-name="P12"><text:span text:style-name="T6">En refaisant tourner un RF classifieur pour voir s’il arrivait à déterminer à quelle BDD appartenait chaque ligne de données, on obtenait un AUC de 0.7. Certes, c’est plus satisfaisant que le précédent 0.98, mais on reste tout de même loin des 0.5 que l’on espérait atteindre avec notre nouvelle stratégie de requêtes … On ne comprend d’ailleurs pas pourquoi l’AUC est si élevé alors que la distribution de chacune des variables est similaire entre les BDD de train et de test.</text:span></text:p>
      <text:p text:style-name="P11"/>
      <text:p text:style-name="P13">Concernant l’interprétabilité du modèle, il n’y a pas vraiment de difficulté : le modèle le plus performant a été obtenu en calculant simplement la moyenne pour chaque hotel_ID. Ce modèle ne comportait donc que 2 variables, dont une servant simplement à identifier l’hôtel. L’importance des features n’a ainsi pas vraiment de sens ici au vu du nombre de features … Il en va de même pour notre modèle le plus abouti (ie construction d’une BDD de train dont les distributions correspondent à celles du jeu de test + calcul de la moyenne lissée pour chaque hotel_ID), qui ne contient lui aussi que 2 variables. </text:p>
      <text:p text:style-name="P13"/>
      <text:p text:style-name="P14">La conclusion que l’on tire de ce défi est principalement en rapport avec l’exploitation de la BDD de test. Jusqu’à présent, dans nos cours à l’INSA, on ne faisait jamais attention aux distributions des bases de données de train et de test ; en particulier, on ne vérifiait jamais que la BDD train représentait suffisamment « bien » celle de test. Au début, on voyait même ça comme de la triche (alors que ça n’en est pas), ce qui nous a fait perdre un temps considérable puisque la BDD que l’on s’est efforcée de construire pendant les premières semaines n’était finalement pas très utile. <text:span text:style-name="T7">On a aussi retenu que le feature engineering était finalement beaucoup plus important que le choix de l’algorithme de ML et le tunage des paramètre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T Serif" svg:font-family="'PT Serif',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8T10:34:44.681000000</meta:creation-date>
    <dc:date>2022-12-28T12:28:30.186000000</dc:date>
    <meta:editing-duration>PT1H53M40S</meta:editing-duration>
    <meta:editing-cycles>12</meta:editing-cycles>
    <meta:generator>LibreOffice/7.4.1.2$Windows_X86_64 LibreOffice_project/3c58a8f3a960df8bc8fd77b461821e42c061c5f0</meta:generator>
    <meta:document-statistic meta:table-count="0" meta:image-count="0" meta:object-count="0" meta:page-count="3" meta:paragraph-count="21" meta:word-count="1675" meta:character-count="9793" meta:non-whitespace-character-count="8132"/>
  </office:meta>
</office:document-meta>
</file>